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2.796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.9909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1.1228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2.9574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.8618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63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No:-1</text:p>
      <text:p text:style-name="P2"/>
      <text:p text:style-name="P3">Name: Sarvesh Chougule</text:p>
      <text:p text:style-name="P4">Roll No: 80082</text:p>
      <text:p text:style-name="P5">Batch: Kd-4</text:p>
      <text:p text:style-name="P6"/>
      <text:p text:style-name="P7">1)man:-</text:p>
      <text:p text:style-name="P8"/>
      <text:p text:style-name="P9">Command:- man cal(Command to get help about commands).</text:p>
      <text:p text:style-name="Standard"><text:span text:style-name="T10"><draw:frame draw:z-index="251673600" draw:style-name="a0" draw:name="Image2" text:anchor-type="paragraph" svg:x="-0.01378in" svg:y="0.20354in" svg:width="9.79843in" svg:height="5.69094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>2)uname:-</text:p>
      <text:p text:style-name="P14"/>
      <text:p text:style-name="P15">command:-uname(Print System information).</text:p>
      <text:p text:style-name="Standard"><text:span text:style-name="T16"><draw:frame draw:z-index="251674624" draw:style-name="a1" draw:name="Image1" text:anchor-type="paragraph" svg:x="0.15276in" svg:y="0.19291in" svg:width="5in" svg:height="0.7291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>3)pwd:-</text:p>
      <text:p text:style-name="P23"/>
      <text:p text:style-name="P24">command:-pwd(Print current directory).</text:p>
      <text:p text:style-name="P25"/>
      <text:p text:style-name="Standard"><text:span text:style-name="T26"><draw:frame draw:z-index="251640832" draw:style-name="a2" draw:name="Image3" text:anchor-type="paragraph" svg:x="0.02795in" svg:y="0in" svg:width="5in" svg:height="0.72913in" style:rel-width="scale" style:rel-height="scale"><draw:image xlink:href="media/image3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>4)hostname:-</text:p>
      <text:p text:style-name="P32"/>
      <text:p text:style-name="P33">command:-hostname(Print IP address and hostname of the machine)</text:p>
      <text:p text:style-name="P34"/>
      <text:p text:style-name="Standard"><text:span text:style-name="T35"><draw:frame draw:z-index="251641856" draw:style-name="a3" draw:name="Image4" text:anchor-type="paragraph" svg:x="0.02795in" svg:y="0in" svg:width="5in" svg:height="0.72913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>5)date:-</text:p>
      <text:p text:style-name="P40"/>
      <text:p text:style-name="P41">command:-date(Find today’s date)</text:p>
      <text:p text:style-name="P42"/>
      <text:p text:style-name="Standard"><text:span text:style-name="T43"><draw:frame draw:z-index="251642880" draw:style-name="a4" draw:name="Image5" text:anchor-type="paragraph" svg:x="0.02795in" svg:y="0in" svg:width="5in" svg:height="0.80197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>6)cal:-</text:p>
      <text:p text:style-name="P49"/>
      <text:p text:style-name="P50">command:-cal(Print calendar for current year)</text:p>
      <text:p text:style-name="P51"/>
      <text:p text:style-name="Standard"><text:span text:style-name="T52"><draw:frame draw:z-index="251643904" draw:style-name="a5" draw:name="Image6" text:anchor-type="paragraph" svg:x="0.0752in" svg:y="0in" svg:width="4.55197in" svg:height="1.7811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7)ls, dir:-</text:p>
      <text:p text:style-name="P62"/>
      <text:p text:style-name="P63">commnad:-ls,dir(See directory structure)</text:p>
      <text:p text:style-name="P64"/>
      <text:p text:style-name="Standard"><text:span text:style-name="T65"><draw:frame draw:z-index="251668480" draw:style-name="a6" draw:name="Image7" text:anchor-type="paragraph" svg:x="0in" svg:y="0in" svg:width="9.63543in" svg:height="2.0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66"><draw:frame draw:z-index="251669504" draw:style-name="a7" draw:name="Image8" text:anchor-type="paragraph" svg:x="0.17717in" svg:y="0.11457in" svg:width="9.93465in" svg:height="1.22913in" style:rel-width="scale" style:rel-height="scale"><draw:image xlink:href="media/image8.png" xlink:type="simple" xlink:show="embed" xlink:actuate="onLoad"/><svg:title/><svg:desc/></draw:frame></text:span></text:p>
      <text:p text:style-name="P67"/>
      <text:p text:style-name="P68"/>
      <text:p text:style-name="P69">8)cat:-</text:p>
      <text:p text:style-name="P70"/>
      <text:p text:style-name="P71">command:-cat&gt;Test.txt(create file)</text:p>
      <text:p text:style-name="Standard"><text:span text:style-name="T72"><draw:frame draw:z-index="251644928" draw:style-name="a8" draw:name="Image9" text:anchor-type="paragraph" svg:x="-0.22205in" svg:y="0.18268in" svg:width="10.80276in" svg:height="1.22165in" style:rel-width="scale" style:rel-height="scale"><draw:image xlink:href="media/image9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>9)cat &gt;&gt;:-</text:p>
      <text:p text:style-name="P79"/>
      <text:p text:style-name="P80">command:- cat&gt;&gt;Test.txt(Append some text into existing file)</text:p>
      <text:p text:style-name="P81"/>
      <text:p text:style-name="Standard"><text:span text:style-name="T82"><draw:frame draw:z-index="251645952" draw:style-name="a9" draw:name="Image10" text:anchor-type="paragraph" svg:x="-0.26378in" svg:y="0in" svg:width="10.62559in" svg:height="2.23976in" style:rel-width="scale" style:rel-height="scale"><draw:image xlink:href="media/image10.png" xlink:type="simple" xlink:show="embed" xlink:actuate="onLoad"/><svg:title/><svg:desc/></draw:frame></text:span></text:p>
      <text:p text:style-name="P83"/>
      <text:p text:style-name="P84">10)cp:-</text:p>
      <text:p text:style-name="P85"/>
      <text:p text:style-name="P86">command:-(Copy a file, Copy a directory)</text:p>
      <text:p text:style-name="P87"/>
      <text:p text:style-name="P88">Copy a file:-</text:p>
      <text:p text:style-name="P89"/>
      <text:p text:style-name="Standard"><text:span text:style-name="T90"><draw:frame draw:z-index="251646976" draw:style-name="a10" draw:name="Image11" text:anchor-type="paragraph" svg:x="-0.28465in" svg:y="0in" svg:width="10.63622in" svg:height="1.08819in" style:rel-width="scale" style:rel-height="scale"><draw:image xlink:href="media/image11.png" xlink:type="simple" xlink:show="embed" xlink:actuate="onLoad"/><svg:title/><svg:desc/></draw:frame></text:span></text:p>
      <text:p text:style-name="P91"/>
      <text:p text:style-name="P92"/>
      <text:p text:style-name="P93">Copy a directory:-</text:p>
      <text:p text:style-name="P94"/>
      <text:p text:style-name="Standard"><text:span text:style-name="T95"><draw:frame draw:z-index="251648000" draw:style-name="a11" draw:name="Image12" text:anchor-type="paragraph" svg:x="-0.27441in" svg:y="0in" svg:width="10.63622in" svg:height="0.91654in" style:rel-width="scale" style:rel-height="scale"><draw:image xlink:href="media/image12.png" xlink:type="simple" xlink:show="embed" xlink:actuate="onLoad"/><svg:title/><svg:desc/></draw:frame></text:span></text:p>
      <text:p text:style-name="P96"/>
      <text:p text:style-name="P97">11)mv:-</text:p>
      <text:p text:style-name="P98"/>
      <text:p text:style-name="P99">command:- mv Test.txt new.txt--&gt;for rename</text:p>
      <text:p text:style-name="P100"><text:tab/><text:tab/><text:s text:c="3"/>mv new.txt OSC(Move the files)</text:p>
      <text:p text:style-name="P101"/>
      <text:p text:style-name="Standard"><text:span text:style-name="T102"><draw:frame draw:z-index="251670528" draw:style-name="a12" draw:name="Image13" text:anchor-type="paragraph" svg:x="0in" svg:y="0in" svg:width="10.11811in" svg:height="2.09724in" style:rel-width="scale" style:rel-height="scale"><draw:image xlink:href="media/image13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>12)mv(Rename a file):-</text:p>
      <text:p text:style-name="Standard"><text:span text:style-name="T109"><draw:frame draw:z-index="251649024" draw:style-name="a13" draw:name="Image14" text:anchor-type="paragraph" svg:x="0.17992in" svg:y="-0.20748in" svg:width="9.74449in" svg:height="2.64528in" style:rel-width="scale" style:rel-height="scale"><draw:image xlink:href="media/image14.png" xlink:type="simple" xlink:show="embed" xlink:actuate="onLoad"/><svg:title/><svg:desc/></draw:frame></text:span></text:p>
      <text:p text:style-name="P110"/>
      <text:p text:style-name="P111"/>
      <text:p text:style-name="P112">13)tac, rev(Print the file in reverse order, Reverse each line in the file):-</text:p>
      <text:p text:style-name="P113"/>
      <text:p text:style-name="P114">tac:-</text:p>
      <text:p text:style-name="P115"/>
      <text:p text:style-name="Standard"><text:span text:style-name="T116"><draw:frame draw:z-index="251650048" draw:style-name="a14" draw:name="Image15" text:anchor-type="paragraph" svg:x="0.03976in" svg:y="0.10984in" svg:width="9.81102in" svg:height="0.9252in" style:rel-width="scale" style:rel-height="scale"><draw:image xlink:href="media/image15.png" xlink:type="simple" xlink:show="embed" xlink:actuate="onLoad"/><svg:title/><svg:desc/></draw:frame></text:span></text:p>
      <text:p text:style-name="P117">rev:-</text:p>
      <text:p text:style-name="P118"/>
      <text:p text:style-name="Standard"><text:span text:style-name="T119"><draw:frame draw:z-index="251651072" draw:style-name="a15" draw:name="Image16" text:anchor-type="paragraph" svg:x="0.06457in" svg:y="0in" svg:width="9.73898in" svg:height="0.77913in" style:rel-width="scale" style:rel-height="scale"><draw:image xlink:href="media/image16.png" xlink:type="simple" xlink:show="embed" xlink:actuate="onLoad"/><svg:title/><svg:desc/></draw:frame></text:span></text:p>
      <text:p text:style-name="P120"/>
      <text:p text:style-name="P121"/>
      <text:p text:style-name="P122">14)mkdir:-(Create directory)</text:p>
      <text:p text:style-name="P123"/>
      <text:p text:style-name="Standard"><text:span text:style-name="T124"><draw:frame draw:z-index="251652096" draw:style-name="a16" draw:name="Image17" text:anchor-type="paragraph" svg:x="0.14646in" svg:y="0in" svg:width="9.53386in" svg:height="1.62835in" style:rel-width="scale" style:rel-height="scale"><draw:image xlink:href="media/image17.png" xlink:type="simple" xlink:show="embed" xlink:actuate="onLoad"/><svg:title/><svg:desc/></draw:frame></text:span></text:p>
      <text:p text:style-name="P125"/>
      <text:p text:style-name="P126"/>
      <text:p text:style-name="P127">15)wc:-(Count the words, characters and lines in a file)</text:p>
      <text:p text:style-name="P128"/>
      <text:p text:style-name="Standard"><text:span text:style-name="T129"><draw:frame draw:z-index="251653120" draw:style-name="a17" draw:name="Image18" text:anchor-type="paragraph" svg:x="-0.00354in" svg:y="0.13543in" svg:width="9.7811in" svg:height="1.08661in" style:rel-width="scale" style:rel-height="scale"><draw:image xlink:href="media/image18.png" xlink:type="simple" xlink:show="embed" xlink:actuate="onLoad"/><svg:title/><svg:desc/></draw:frame></text:span></text:p>
      <text:p text:style-name="P130"/>
      <text:p text:style-name="P131">16)cd(Change current directory):-</text:p>
      <text:p text:style-name="P132"/>
      <text:p text:style-name="Standard"><text:span text:style-name="T133"><draw:frame draw:z-index="251654144" draw:style-name="a18" draw:name="Image19" text:anchor-type="paragraph" svg:x="0.53819in" svg:y="0.05197in" svg:width="8.69843in" svg:height="0.71811in" style:rel-width="scale" style:rel-height="scale"><draw:image xlink:href="media/image19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soft-page-break/>
      <text:p text:style-name="P138">17)rm(Remove a file, remove a directory ( with -R )):-</text:p>
      <text:p text:style-name="P139"/>
      <text:p text:style-name="P140"/>
      <text:p text:style-name="Standard"><text:span text:style-name="T141"><draw:frame draw:z-index="251663360" draw:style-name="a19" draw:name="Image30" text:anchor-type="paragraph" svg:x="0in" svg:y="0in" svg:width="10.13268in" svg:height="2.42283in" style:rel-width="scale" style:rel-height="scale"><draw:image xlink:href="media/image20.png" xlink:type="simple" xlink:show="embed" xlink:actuate="onLoad"/><svg:title/><svg:desc/></draw:frame></text:span></text:p>
      <text:p text:style-name="Standard"><text:span text:style-name="T142"><draw:frame draw:z-index="251671552" draw:style-name="a20" draw:name="Image31" text:anchor-type="paragraph" svg:x="0in" svg:y="0in" svg:width="10.11811in" svg:height="1.89173in" style:rel-width="scale" style:rel-height="scale"><draw:image xlink:href="media/image21.png" xlink:type="simple" xlink:show="embed" xlink:actuate="onLoad"/><svg:title/><svg:desc/></draw:frame></text:span></text:p>
      <text:p text:style-name="P143"/>
      <text:p text:style-name="P144">18)rmdir(remove empty directory):-</text:p>
      <text:p text:style-name="P145"/>
      <text:p text:style-name="Standard"><text:span text:style-name="T146"><draw:frame draw:z-index="251655168" draw:style-name="a21" draw:name="Image20" text:anchor-type="paragraph" svg:x="0.23622in" svg:y="0.05197in" svg:width="8.84449in" svg:height="1.52087in" style:rel-width="scale" style:rel-height="scale"><draw:image xlink:href="media/image22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19)touch(change the modification time , Create Multiple empty files at once):-</text:p>
      <text:p text:style-name="P155"/>
      <text:p text:style-name="Standard"><text:span text:style-name="T156"><draw:frame draw:z-index="251656192" draw:style-name="a22" draw:name="Image21" text:anchor-type="paragraph" svg:x="0.20472in" svg:y="0.13543in" svg:width="8.67795in" svg:height="0.9063in" style:rel-width="scale" style:rel-height="scale"><draw:image xlink:href="media/image23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>20)sort(Sort file.):-</text:p>
      <text:p text:style-name="Standard"><text:span text:style-name="T162"><draw:frame draw:z-index="251672576" draw:style-name="a23" draw:name="Image22" text:anchor-type="paragraph" svg:x="0.17441in" svg:y="0.19803in" svg:width="8.54094in" svg:height="2.32717in" style:rel-width="scale" style:rel-height="scale"><draw:image xlink:href="media/image24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21)uniq(Avoid repetition in a file.):-</text:p>
      <text:p text:style-name="P183"/>
      <text:p text:style-name="Standard"><text:span text:style-name="T184"><draw:frame draw:z-index="251664384" draw:style-name="a24" draw:name="Image23" text:anchor-type="paragraph" svg:x="0.00709in" svg:y="0in" svg:width="7.95827in" svg:height="2.41654in" style:rel-width="scale" style:rel-height="scale"><draw:image xlink:href="media/image25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22)head(Print the specified number of lines from top in the file.):-</text:p>
      <text:p text:style-name="P197"/>
      <text:p text:style-name="Standard"><text:span text:style-name="T198"><draw:frame draw:z-index="251657216" draw:style-name="a25" draw:name="Image24" text:anchor-type="paragraph" svg:x="-0.02441in" svg:y="0.03661in" svg:width="8.44843in" svg:height="5.05197in" style:rel-width="scale" style:rel-height="scale"><draw:image xlink:href="media/image26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>23)tail(Print the specified number of lines from bottom in the file.):-</text:p>
      <text:p text:style-name="P221"/>
      <text:soft-page-break/>
      <text:p text:style-name="Standard"><text:span text:style-name="T222"><draw:frame draw:z-index="251658240" draw:style-name="a26" draw:name="Image25" text:anchor-type="paragraph" svg:x="0.00709in" svg:y="0.03661in" svg:width="8.41732in" svg:height="4.48976in" style:rel-width="scale" style:rel-height="scale"><draw:image xlink:href="media/image27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24)factor(Find the factors of a number):-</text:p>
      <text:p text:style-name="P241"/>
      <text:p text:style-name="Standard"><text:span text:style-name="T242"><draw:frame draw:z-index="251659264" draw:style-name="a27" draw:name="Image26" text:anchor-type="paragraph" svg:x="0.00709in" svg:y="0in" svg:width="7.95827in" svg:height="0.76024in" style:rel-width="scale" style:rel-height="scale"><draw:image xlink:href="media/image28.png" xlink:type="simple" xlink:show="embed" xlink:actuate="onLoad"/><svg:title/><svg:desc/></draw:frame></text:span></text:p>
      <text:p text:style-name="P243"/>
      <text:p text:style-name="P244"/>
      <text:p text:style-name="P245"/>
      <text:p text:style-name="P246"/>
      <text:p text:style-name="P247">25)alias(Create command shortcut):-</text:p>
      <text:p text:style-name="Standard"><text:span text:style-name="T248"><draw:frame draw:z-index="251665408" draw:style-name="a28" draw:name="Image32" text:anchor-type="paragraph" svg:x="0.07992in" svg:y="0.15709in" svg:width="8.1874in" svg:height="6.48976in" style:rel-width="scale" style:rel-height="scale"><draw:image xlink:href="media/image29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26)unalias(remove the command shortcut):-</text:p>
      <text:soft-page-break/>
      <text:p text:style-name="Standard"><text:span text:style-name="T276"><draw:frame draw:z-index="251666432" draw:style-name="a29" draw:name="Image33" text:anchor-type="paragraph" svg:x="0.04843in" svg:y="0.23976in" svg:width="8.1874in" svg:height="3.32283in" style:rel-width="scale" style:rel-height="scale"><draw:image xlink:href="media/image30.png" xlink:type="simple" xlink:show="embed" xlink:actuate="onLoad"/><svg:title/><svg:desc/></draw:frame>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27)echo(Print environment variables individually):-</text:p>
      <text:p text:style-name="P297"/>
      <text:p text:style-name="Standard"><text:span text:style-name="T298"><draw:frame draw:z-index="251667456" draw:style-name="a30" draw:name="Image34" text:anchor-type="paragraph" svg:x="0.09016in" svg:y="0.05354in" svg:width="5in" svg:height="1.0626in" style:rel-width="scale" style:rel-height="scale"><draw:image xlink:href="media/image31.png" xlink:type="simple" xlink:show="embed" xlink:actuate="onLoad"/><svg:title/><svg:desc/></draw:frame></text:span>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>28)ps(Print current processes):-</text:p>
      <text:p text:style-name="P306"/>
      <text:p text:style-name="Standard"><text:span text:style-name="T307"><draw:frame draw:z-index="251660288" draw:style-name="a31" draw:name="Image27" text:anchor-type="paragraph" svg:x="-0.06614in" svg:y="0.02992in" svg:width="7.95827in" svg:height="2.86457in" style:rel-width="scale" style:rel-height="scale"><draw:image xlink:href="media/image32.png" xlink:type="simple" xlink:show="embed" xlink:actuate="onLoad"/><svg:title/><svg:desc/></draw:frame>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>29)kill(Kill the process):-</text:p>
      <text:p text:style-name="P322"/>
      <text:p text:style-name="Standard"><text:span text:style-name="T323"><draw:frame draw:z-index="251661312" draw:style-name="a32" draw:name="Image28" text:anchor-type="paragraph" svg:x="0in" svg:y="0in" svg:width="10.11811in" svg:height="0.67087in" style:rel-width="scale" style:rel-height="scale"><draw:image xlink:href="media/image33.png" xlink:type="simple" xlink:show="embed" xlink:actuate="onLoad"/><svg:title/><svg:desc/></draw:frame></text:span></text:p>
      <text:p text:style-name="P324"/>
      <text:p text:style-name="P325"/>
      <text:p text:style-name="P326">30)env(Print environment variables):-</text:p>
      <text:p text:style-name="P327"/>
      <text:soft-page-break/>
      <text:p text:style-name="Standard"><text:span text:style-name="T328"><draw:frame draw:z-index="251662336" draw:style-name="a33" draw:name="Image29" text:anchor-type="paragraph" svg:x="0in" svg:y="0in" svg:width="10.76457in" svg:height="5.52992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vesh Chougule</dc:creator>
    <meta:creation-date>2023-12-06T17:39:00Z</meta:creation-date>
    <dc:date>2023-12-22T14:43:00Z</dc:date>
    <meta:template xlink:href="Normal" xlink:type="simple"/>
    <meta:editing-cycles>17</meta:editing-cycles>
    <meta:editing-duration>PT3840S</meta:editing-duration>
    <meta:document-statistic meta:page-count="9" meta:paragraph-count="3" meta:word-count="287" meta:character-count="1923" meta:row-count="13" meta:non-whitespace-character-count="1639"/>
  </office:meta>
</office:document-meta>
</file>